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ystem-ui, apple-system, 'Segoe UI'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color="#404040" style:font-name="Roboto" fo:font-weight="bold"/>
    </style:style>
    <style:style style:name="P2" style:family="paragraph" style:parent-style-name="Quotations">
      <style:paragraph-properties fo:margin-left="1cm" fo:margin-right="1cm" fo:margin-top="0cm" fo:margin-bottom="0.529cm" loext:contextual-spacing="false" fo:line-height="165%" fo:orphans="2" fo:widows="2" fo:text-indent="0cm" style:auto-text-indent="false" fo:padding="0cm" fo:border="none"/>
      <style:text-properties fo:font-variant="normal" fo:text-transform="none" fo:color="#404040" style:font-name="Roboto" fo:font-size="12pt" fo:letter-spacing="normal" fo:font-style="normal" fo:font-weight="normal"/>
    </style:style>
    <style:style style:name="P3" style:family="paragraph" style:parent-style-name="Quotations">
      <style:paragraph-properties fo:margin-left="0cm" fo:margin-right="1cm" fo:margin-top="0cm" fo:margin-bottom="0.529cm" loext:contextual-spacing="false" fo:line-height="165%" fo:orphans="2" fo:widows="2" fo:text-indent="0cm" style:auto-text-indent="false" fo:padding="0cm" fo:border="none"/>
      <style:text-properties fo:font-variant="normal" fo:text-transform="none" fo:color="#404040" style:font-name="Roboto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line-height="165%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line-height="165%" fo:orphans="2" fo:widows="2" fo:text-indent="0cm" style:auto-text-indent="false"/>
      <style:text-properties fo:font-variant="normal" fo:text-transform="none" fo:color="#404040" style:font-name="Roboto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.265cm" fo:margin-bottom="0.397cm" loext:contextual-spacing="false" fo:line-height="162%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.265cm" fo:margin-bottom="0.397cm" loext:contextual-spacing="false" fo:line-height="162%" fo:orphans="2" fo:widows="2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.265cm" fo:margin-bottom="0.397cm" loext:contextual-spacing="false" fo:line-height="162%" fo:orphans="2" fo:widows="2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margin-top="0.265cm" fo:margin-bottom="0.397cm" loext:contextual-spacing="false" fo:line-height="162%" fo:orphans="2" fo:widows="2" fo:text-indent="0cm" style:auto-text-indent="false" fo:padding="0cm" fo:border="none"/>
    </style:style>
    <style:style style:name="P10" style:family="paragraph" style:parent-style-name="Text_20_body" style:list-style-name="L1">
      <style:paragraph-properties fo:margin-top="0.265cm" fo:margin-bottom="0.397cm" loext:contextual-spacing="false" fo:line-height="162%" fo:orphans="2" fo:widows="2" fo:padding="0cm" fo:border="none"/>
    </style:style>
    <style:style style:name="P11" style:family="paragraph" style:parent-style-name="Text_20_body" style:list-style-name="L2">
      <style:paragraph-properties fo:margin-top="0.265cm" fo:margin-bottom="0.397cm" loext:contextual-spacing="false" fo:line-height="162%" fo:orphans="2" fo:widows="2" fo:padding="0cm" fo:border="none"/>
    </style:style>
    <style:style style:name="P12" style:family="paragraph" style:parent-style-name="Text_20_body" style:list-style-name="L3">
      <style:paragraph-properties fo:margin-top="0.265cm" fo:margin-bottom="0.397cm" loext:contextual-spacing="false" fo:line-height="162%" fo:orphans="2" fo:widows="2" fo:padding="0cm" fo:border="none"/>
    </style:style>
    <style:style style:name="P13" style:family="paragraph" style:parent-style-name="Text_20_body" style:list-style-name="L4">
      <style:paragraph-properties fo:margin-top="0.265cm" fo:margin-bottom="0.397cm" loext:contextual-spacing="false" fo:line-height="162%" fo:orphans="2" fo:widows="2" fo:padding="0cm" fo:border="none"/>
    </style:style>
    <style:style style:name="T1" style:family="text">
      <style:text-properties fo:color="#404040" style:font-name="Roboto" fo:font-weight="bold"/>
    </style:style>
    <style:style style:name="T2" style:family="text">
      <style:text-properties fo:font-variant="normal" fo:text-transform="none" fo:color="#404040" style:font-name="Roboto" fo:letter-spacing="normal" fo:font-style="normal" fo:font-weight="bold"/>
    </style:style>
    <style:style style:name="T3" style:family="text">
      <style:text-properties fo:font-variant="normal" fo:text-transform="none" fo:color="#404040" style:font-name="Roboto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6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assive voice no Simple Present</text:h>
      <text:p text:style-name="P4"><text:span text:style-name="Strong_20_Emphasis"><text:span text:style-name="T2">Objeto + </text:span></text:span><text:span text:style-name="Strong_20_Emphasis"><text:span text:style-name="Emphasis"><text:span text:style-name="T2">am</text:span></text:span></text:span><text:span text:style-name="Strong_20_Emphasis"><text:span text:style-name="T2">/</text:span></text:span><text:span text:style-name="Strong_20_Emphasis"><text:span text:style-name="Emphasis"><text:span text:style-name="T2">is</text:span></text:span></text:span><text:span text:style-name="Strong_20_Emphasis"><text:span text:style-name="T2">/</text:span></text:span><text:span text:style-name="Strong_20_Emphasis"><text:span text:style-name="Emphasis"><text:span text:style-name="T2">are</text:span></text:span></text:span><text:span text:style-name="Strong_20_Emphasis"><text:span text:style-name="T2"> + </text:span></text:span><text:span text:style-name="Strong_20_Emphasis"><text:span text:style-name="Emphasis"><text:span text:style-name="T2">Past Participle</text:span></text:span></text:span><text:span text:style-name="Strong_20_Emphasis"><text:span text:style-name="T2"> (Particípio passado) do verbo principal + complemento</text:span></text:span></text:p>
      <text:p text:style-name="P4"><text:span text:style-name="Strong_20_Emphasis"><text:span text:style-name="T2">Exemplos:</text:span></text:span></text:p>
      <text:list xml:id="list2452362876" text:style-name="L1">
        <text:list-item>
          <text:p text:style-name="P6"><text:span text:style-name="Strong_20_Emphasis"><text:span text:style-name="T2">Affirmative Form</text:span></text:span><text:span text:style-name="T3">: </text:span><text:span text:style-name="Emphasis"><text:span text:style-name="T3">The school is painted by John</text:span></text:span><text:span text:style-name="T3">. (A escola é pintada pelo John.)</text:span></text:p>
        </text:list-item>
        <text:list-item>
          <text:p text:style-name="P10"><text:span text:style-name="Strong_20_Emphasis"><text:span text:style-name="T2">Negative Form</text:span></text:span><text:span text:style-name="T3">: </text:span><text:span text:style-name="Emphasis"><text:span text:style-name="T3">The school isn’t painted by John</text:span></text:span><text:span text:style-name="T3">. (A escola não é pintada pelo John.)</text:span></text:p>
        </text:list-item>
        <text:list-item>
          <text:p text:style-name="P10"><text:span text:style-name="Strong_20_Emphasis"><text:span text:style-name="T2">Interrogative Form</text:span></text:span><text:span text:style-name="T3">: </text:span><text:span text:style-name="Emphasis"><text:span text:style-name="T3">Is the school painted by Jonh</text:span></text:span><text:span text:style-name="T3">? (A escola é pintada pelo John?)</text:span></text:p>
        </text:list-item>
      </text:list>
      <text:p text:style-name="Standard">------------------------------------------------------------------------------------------------------------------------</text:p>
      <text:p text:style-name="Standard"/>
      <text:p text:style-name="Standard"/>
      <text:h text:style-name="P1" text:outline-level="3">Passive voice no Past Continuous</text:h>
      <text:p text:style-name="P4"><text:span text:style-name="Strong_20_Emphasis"><text:span text:style-name="T2">Objeto + </text:span></text:span><text:span text:style-name="Strong_20_Emphasis"><text:span text:style-name="Emphasis"><text:span text:style-name="T2">was being/were being </text:span></text:span></text:span><text:span text:style-name="Strong_20_Emphasis"><text:span text:style-name="T2">+ </text:span></text:span><text:span text:style-name="Strong_20_Emphasis"><text:span text:style-name="Emphasis"><text:span text:style-name="T2">Past Participle</text:span></text:span></text:span><text:span text:style-name="Strong_20_Emphasis"><text:span text:style-name="T2"> (Particípio passado) do verbo principal + complemento</text:span></text:span></text:p>
      <text:p text:style-name="P4"><text:span text:style-name="Strong_20_Emphasis"><text:span text:style-name="T2">Exemplos:</text:span></text:span></text:p>
      <text:list xml:id="list870862725" text:style-name="L2">
        <text:list-item>
          <text:p text:style-name="P7"><text:span text:style-name="Strong_20_Emphasis"><text:span text:style-name="T2">Affirmative Form</text:span></text:span><text:span text:style-name="T3">: </text:span><text:span text:style-name="Emphasis"><text:span text:style-name="T3">The school was being painted by John</text:span></text:span><text:span text:style-name="T3">. (A escola estava sendo pintada pelo John.)</text:span></text:p>
        </text:list-item>
        <text:list-item>
          <text:p text:style-name="P11"><text:span text:style-name="Strong_20_Emphasis"><text:span text:style-name="T2">Negative Form</text:span></text:span><text:span text:style-name="T3">: </text:span><text:span text:style-name="Emphasis"><text:span text:style-name="T3">The school wasn’t being painted by John</text:span></text:span><text:span text:style-name="T3">. (A escola não estava sendo pintada pelo John.)</text:span></text:p>
        </text:list-item>
        <text:list-item>
          <text:p text:style-name="P11"><text:span text:style-name="Strong_20_Emphasis"><text:span text:style-name="T2">Interrogative Form</text:span></text:span><text:span text:style-name="T3">: </text:span><text:span text:style-name="Emphasis"><text:span text:style-name="T3">Was the school being painted by John?</text:span></text:span><text:span text:style-name="T3"> (A escola estava sendo pintada pelo John?)</text:span></text:p>
        </text:list-item>
      </text:list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h text:style-name="P1" text:outline-level="3"><text:soft-page-break/>Present Perfect Continuous</text:h>
      <text:p text:style-name="P5">O Present Perfect Continuous é usado para ações contínuas que iniciaram no passado e continuam no presente.</text:p>
      <text:p text:style-name="P4"><text:span text:style-name="T3">Ele é formado pelo verbo </text:span><text:span text:style-name="Emphasis"><text:span text:style-name="T3">to have</text:span></text:span><text:span text:style-name="T3"> (have/has) conjugado no Simple Present (presente simples) + o verbo </text:span><text:span text:style-name="Emphasis"><text:span text:style-name="T3">to be</text:span></text:span><text:span text:style-name="T3"> conjugado no Present Perfect (presente perfeito) + o gerúndio (-</text:span><text:span text:style-name="Emphasis"><text:span text:style-name="T3">ing</text:span></text:span><text:span text:style-name="T3">) do verbo principal.</text:span></text:p>
      <text:p text:style-name="P4"><text:span text:style-name="Strong_20_Emphasis"><text:span text:style-name="T2">Exemplo</text:span></text:span><text:span text:style-name="T3">:</text:span></text:p>
      <text:p text:style-name="P2">I have been reading this book for two hours. (Eu tenho estado a ler esse livro por duas horas.)</text:p>
      <text:p text:style-name="P3">-------------------------------------------------------------------------------------------------------</text:p>
      <text:h text:style-name="Heading_20_3" text:outline-level="3"><text:span text:style-name="T1">Passive voice no Past Perfect</text:span></text:h>
      <text:p text:style-name="P4"><text:span text:style-name="Strong_20_Emphasis"><text:span text:style-name="T2">Objeto + </text:span></text:span><text:span text:style-name="Strong_20_Emphasis"><text:span text:style-name="Emphasis"><text:span text:style-name="T2">had been </text:span></text:span></text:span><text:span text:style-name="Strong_20_Emphasis"><text:span text:style-name="T2">+ </text:span></text:span><text:span text:style-name="Strong_20_Emphasis"><text:span text:style-name="Emphasis"><text:span text:style-name="T2">Past Participle</text:span></text:span></text:span><text:span text:style-name="Strong_20_Emphasis"><text:span text:style-name="T2"> (Particípio passado) do verbo principal + complemento</text:span></text:span></text:p>
      <text:p text:style-name="P4"><text:span text:style-name="Strong_20_Emphasis"><text:span text:style-name="T2">Exemplos:</text:span></text:span></text:p>
      <text:list xml:id="list1431917443" text:style-name="L3">
        <text:list-item>
          <text:p text:style-name="P8"><text:span text:style-name="Strong_20_Emphasis"><text:span text:style-name="T2">Affirmative Form</text:span></text:span><text:span text:style-name="T3">: </text:span><text:span text:style-name="Emphasis"><text:span text:style-name="T3">The school had been painted by John</text:span></text:span><text:span text:style-name="T3">. (A escola tinha sido pintada pelo John.)</text:span></text:p>
        </text:list-item>
        <text:list-item>
          <text:p text:style-name="P12"><text:span text:style-name="Strong_20_Emphasis"><text:span text:style-name="T2">Negative Form</text:span></text:span><text:span text:style-name="T3">: </text:span><text:span text:style-name="Emphasis"><text:span text:style-name="T3">The school hadn’t been painted by John</text:span></text:span><text:span text:style-name="T3">. (A escola não tinha sido pintada pelo John.)</text:span></text:p>
        </text:list-item>
        <text:list-item>
          <text:p text:style-name="P12"><text:span text:style-name="Strong_20_Emphasis"><text:span text:style-name="T2">Interrogative Form</text:span></text:span><text:span text:style-name="T3">: </text:span><text:span text:style-name="Emphasis"><text:span text:style-name="T3">Had the school been painted by John?</text:span></text:span><text:span text:style-name="T3"> (A escola tinha sido pintada pelo John?)</text:span></text:p>
        </text:list-item>
      </text:list>
      <text:p text:style-name="Standard">------------------------------------------------------------------------------------------------------------------------</text:p>
      <text:p text:style-name="Standard"/>
      <text:p text:style-name="Standard"/>
      <text:h text:style-name="P1" text:outline-level="3">Passive voice no Future Perfect</text:h>
      <text:p text:style-name="P4"><text:span text:style-name="Strong_20_Emphasis"><text:span text:style-name="T2">Objeto + </text:span></text:span><text:span text:style-name="Strong_20_Emphasis"><text:span text:style-name="Emphasis"><text:span text:style-name="T2">will have been </text:span></text:span></text:span><text:span text:style-name="Strong_20_Emphasis"><text:span text:style-name="T2">+ </text:span></text:span><text:span text:style-name="Strong_20_Emphasis"><text:span text:style-name="Emphasis"><text:span text:style-name="T2">Past Participle</text:span></text:span></text:span><text:span text:style-name="Strong_20_Emphasis"><text:span text:style-name="T2"> (Particípio passado) do verbo principal + complemento</text:span></text:span></text:p>
      <text:p text:style-name="P4"><text:span text:style-name="Strong_20_Emphasis"><text:span text:style-name="T2">Exemplos:</text:span></text:span></text:p>
      <text:list xml:id="list1001054276" text:style-name="L4">
        <text:list-item>
          <text:p text:style-name="P9"><text:soft-page-break/><text:span text:style-name="Strong_20_Emphasis"><text:span text:style-name="T2">Affirmative Form</text:span></text:span><text:span text:style-name="T3">: </text:span><text:span text:style-name="Emphasis"><text:span text:style-name="T3">By next week, the school will have been painted by John</text:span></text:span><text:span text:style-name="T3">. (Por volta da próxima semana, a escola terá sido pintada pelo John.)</text:span></text:p>
        </text:list-item>
        <text:list-item>
          <text:p text:style-name="P13"><text:span text:style-name="Strong_20_Emphasis"><text:span text:style-name="T2">Negative Form</text:span></text:span><text:span text:style-name="T3">: </text:span><text:span text:style-name="Emphasis"><text:span text:style-name="T3">By next week, the school won’t have been painted by Joh</text:span></text:span><text:span text:style-name="T3">n. (Por volta da próxima semana, a escola não terá sido pintada pelo John.)</text:span></text:p>
        </text:list-item>
        <text:list-item>
          <text:p text:style-name="P13"><text:span text:style-name="Strong_20_Emphasis"><text:span text:style-name="T2">Interrogative Form</text:span></text:span><text:span text:style-name="T3">: </text:span><text:span text:style-name="Emphasis"><text:span text:style-name="T3">Will the school have been painted by next week by John</text:span></text:span><text:span text:style-name="T3">? (Por volta da próxima semana, a escola terá sido pintada pelo John?)</text:span></text:p>
        </text:list-item>
      </text:list>
      <text:p text:style-name="Standard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ystem-ui, apple-system, 'Segoe UI'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14:25:10.254714736</meta:creation-date>
    <meta:generator>LibreOffice/6.4.7.2$Linux_X86_64 LibreOffice_project/40$Build-2</meta:generator>
    <dc:date>2022-08-03T14:53:46.150804201</dc:date>
    <meta:editing-duration>PT28M35S</meta:editing-duration>
    <meta:editing-cycles>2</meta:editing-cycles>
    <meta:document-statistic meta:table-count="0" meta:image-count="0" meta:object-count="0" meta:page-count="3" meta:paragraph-count="34" meta:word-count="387" meta:character-count="2829" meta:non-whitespace-character-count="2488"/>
  </office:meta>
</office:document-meta>
</file>